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Tache 1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>
            <text:p>Vaisseau </text:p>
          </table:table-cell>
          <table:table-cell office:value-type="string">
            <text:p>Commandes</text:p>
          </table:table-cell>
          <table:table-cell office:value-type="string">
            <text:p>Caméra</text:p>
          </table:table-cell>
          <table:table-cell office:value-type="string">
            <text:p>Fond</text:p>
          </table:table-cell>
          <table:table-cell office:value-type="string">
            <text:p>Solo</text:p>
          </table:table-cell>
          <table:table-cell table:number-columns-repeated="4"/>
        </table:table-row>
        <table:table-row table:style-name="ro1">
          <table:table-cell office:value-type="string">
            <text:p>Modeles</text:p>
          </table:table-cell>
          <table:table-cell office:value-type="string">
            <text:p>Mouvements</text:p>
          </table:table-cell>
          <table:table-cell office:value-type="string">
            <text:p>Fixe extérieure</text:p>
          </table:table-cell>
          <table:table-cell office:value-type="string">
            <text:p>Etoiles</text:p>
          </table:table-cell>
          <table:table-cell table:number-columns-repeated="5"/>
        </table:table-row>
        <table:table-row table:style-name="ro1">
          <table:table-cell office:value-type="string">
            <text:p>Textures</text:p>
          </table:table-cell>
          <table:table-cell/>
          <table:table-cell office:value-type="string">
            <text:p>Derrière</text:p>
          </table:table-cell>
          <table:table-cell office:value-type="string">
            <text:p>Ciel</text:p>
          </table:table-cell>
          <table:table-cell table:number-columns-repeated="5"/>
        </table:table-row>
        <table:table-row-group>
          <table:table-row table:style-name="ro1">
            <table:table-cell office:value-type="string">
              <text:p>Réacteur</text:p>
            </table:table-cell>
            <table:table-cell table:number-columns-repeated="2"/>
            <table:table-cell office:value-type="string">
              <text:p>Limites</text:p>
            </table:table-cell>
            <table:table-cell table:number-columns-repeated="2"/>
            <table:table-cell office:value-type="string">
              <text:p><text:s/></text:p>
            </table:table-cell>
            <table:table-cell table:number-columns-repeated="2"/>
          </table:table-row>
        </table:table-row-group>
        <table:table-row table:style-name="ro1">
          <table:table-cell office:value-type="string">
            <text:p>Particule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ache 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ir</text:p>
          </table:table-cell>
          <table:table-cell office:value-type="string">
            <text:p>Dégats</text:p>
          </table:table-cell>
          <table:table-cell office:value-type="string">
            <text:p>Planètes</text:p>
          </table:table-cell>
          <table:table-cell office:value-type="string">
            <text:p>Astéroides</text:p>
          </table:table-cell>
          <table:table-cell office:value-type="string">
            <text:p>v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rmales</text:p>
          </table:table-cell>
          <table:table-cell office:value-type="string">
            <text:p>modeles</text:p>
          </table:table-cell>
          <table:table-cell office:value-type="string">
            <text:p>1ere person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deles</text:p>
          </table:table-cell>
          <table:table-cell office:value-type="string">
            <text:p>textures</text:p>
          </table:table-cell>
          <table:table-cell office:value-type="string">
            <text:p>Sans cockp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xtures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ache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xplosion</text:p>
          </table:table-cell>
          <table:table-cell office:value-type="string">
            <text:p>Scénario</text:p>
          </table:table-cell>
          <table:table-cell office:value-type="string">
            <text:p>Station Spatiale</text:p>
          </table:table-cell>
          <table:table-cell office:value-type="string">
            <text:p>Soleil</text:p>
          </table:table-cell>
          <table:table-cell office:value-type="string">
            <text:p>Tir</text:p>
          </table:table-cell>
          <table:table-cell office:value-type="string">
            <text:p>Dégat</text:p>
          </table:table-cell>
          <table:table-cell office:value-type="string">
            <text:p>Multijoueur</text:p>
          </table:table-cell>
          <table:table-cell office:value-type="string">
            <text:p>Vue </text:p>
          </table:table-cell>
          <table:table-cell office:value-type="string">
            <text:p>Limites</text:p>
          </table:table-cell>
        </table:table-row>
        <table:table-row table:style-name="ro1">
          <table:table-cell table:number-columns-repeated="2"/>
          <table:table-cell office:value-type="string">
            <text:p>Dégat</text:p>
          </table:table-cell>
          <table:table-cell office:value-type="string">
            <text:p>Lumière</text:p>
          </table:table-cell>
          <table:table-cell office:value-type="string">
            <text:p>Armes</text:p>
          </table:table-cell>
          <table:table-cell office:value-type="string">
            <text:p>Gros </text:p>
          </table:table-cell>
          <table:table-cell office:value-type="string">
            <text:p>2 vues</text:p>
          </table:table-cell>
          <table:table-cell office:value-type="string">
            <text:p>1ere personne </text:p>
          </table:table-cell>
          <table:table-cell office:value-type="string">
            <text:p>Mourir ou combattre</text:p>
          </table:table-cell>
        </table:table-row>
        <table:table-row table:style-name="ro1">
          <table:table-cell table:number-columns-repeated="2"/>
          <table:table-cell office:value-type="string">
            <text:p>Modèle</text:p>
          </table:table-cell>
          <table:table-cell/>
          <table:table-cell office:value-type="string">
            <text:p>Laser</text:p>
          </table:table-cell>
          <table:table-cell office:value-type="string">
            <text:p>Petits</text:p>
          </table:table-cell>
          <table:table-cell/>
          <table:table-cell office:value-type="string">
            <text:p>Avec cockpi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xtures</text:p>
          </table:table-cell>
          <table:table-cell/>
          <table:table-cell office:value-type="string">
            <text:p>Rockette</text:p>
          </table:table-cell>
          <table:table-cell office:value-type="string">
            <text:p>Niveau de déga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uissanc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ache 4</text:p>
          </table:table-cell>
          <table:table-cell table:number-columns-repeated="8"/>
        </table:table-row>
        <table:table-row table:style-name="ro1">
          <table:table-cell office:value-type="string">
            <text:p>Son</text:p>
          </table:table-cell>
          <table:table-cell office:value-type="string">
            <text:p>Planete</text:p>
          </table:table-cell>
          <table:table-cell office:value-type="string">
            <text:p>Station Spatiale</text:p>
          </table:table-cell>
          <table:table-cell table:number-columns-repeated="6"/>
        </table:table-row>
        <table:table-row table:style-name="ro1">
          <table:table-cell office:value-type="string">
            <text:p>Tir </text:p>
          </table:table-cell>
          <table:table-cell office:value-type="string">
            <text:p>orbite</text:p>
          </table:table-cell>
          <table:table-cell office:value-type="string">
            <text:p>Défense</text:p>
          </table:table-cell>
          <table:table-cell table:number-columns-repeated="6"/>
        </table:table-row>
        <table:table-row table:style-name="ro1">
          <table:table-cell office:value-type="string">
            <text:p>Vaisseau 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ache 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atistiques</text:p>
          </table:table-cell>
          <table:table-cell office:value-type="string">
            <text:p>Son</text:p>
          </table:table-cell>
          <table:table-cell office:value-type="string">
            <text:p>Station Spatiale</text:p>
          </table:table-cell>
          <table:table-cell office:value-type="string">
            <text:p>Tir</text:p>
          </table:table-cell>
          <table:table-cell table:number-columns-repeated="5"/>
        </table:table-row>
        <table:table-row table:style-name="ro1">
          <table:table-cell office:value-type="string">
            <text:p>Scores</text:p>
          </table:table-cell>
          <table:table-cell office:value-type="string">
            <text:p>Ordre</text:p>
          </table:table-cell>
          <table:table-cell office:value-type="string">
            <text:p>Modeles</text:p>
          </table:table-cell>
          <table:table-cell office:value-type="string">
            <text:p>Particules</text:p>
          </table:table-cell>
          <table:table-cell table:number-columns-repeated="5"/>
        </table:table-row>
        <table:table-row table:style-name="ro1">
          <table:table-cell office:value-type="string">
            <text:p>Vainqueur</text:p>
          </table:table-cell>
          <table:table-cell office:value-type="string">
            <text:p>Commentaires</text:p>
          </table:table-cell>
          <table:table-cell office:value-type="string">
            <text:p>Particule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ache 6</text:p>
          </table:table-cell>
          <table:table-cell table:number-columns-repeated="8"/>
        </table:table-row>
        <table:table-row table:style-name="ro1">
          <table:table-cell office:value-type="string">
            <text:p>Commandes</text:p>
          </table:table-cell>
          <table:table-cell office:value-type="string">
            <text:p>Son</text:p>
          </table:table-cell>
          <table:table-cell table:number-columns-repeated="7"/>
        </table:table-row>
        <table:table-row table:style-name="ro1">
          <table:table-cell office:value-type="string">
            <text:p>Vitesse lumiere</text:p>
          </table:table-cell>
          <table:table-cell office:value-type="string">
            <text:p>Vitesse lumiere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/02/2011</text:date>, <text:time>18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der </meta:initial-creator>
    <meta:creation-date>2011-02-04T16:31:16</meta:creation-date>
    <dc:date>2011-02-04T18:12:06</dc:date>
    <dc:creator>Bender </dc:creator>
    <meta:editing-duration>PT00H25M21S</meta:editing-duration>
    <meta:editing-cycles>6</meta:editing-cycles>
    <meta:generator>OpenOffice.org/3.2$Linux OpenOffice.org_project/320m19$Build-9505</meta:generator>
    <meta:document-statistic meta:table-count="3" meta:cell-count="80" meta:object-count="0"/>
  </office:meta>
</office:document-meta>
</file>